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inFailureSuppressor.getSuppressJoin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FailureSuppressor.JoinFailureSuppressor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